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wcm-ru.frontend.weborama.fr/fcgi-bin/dispatch.fcgi?a.A=cl&amp;a.si=4980&amp;a.te=1098&amp;a.aap=570&amp;a.agi=289&amp;g.lu=</text:p>
          </table:table-cell>
        </table:table-row>
        <table:table-row table:style-name="ro1">
          <table:table-cell office:value-type="string" calcext:value-type="string">
            <text:p>https://rko.tochka.com/musicians?referer1=rk_yandex_musicians&amp;utm_medium=cpm&amp;utm_source=rk_yandex&amp;utm_campaign=music&amp;utm_term=inters&amp;utm_content=music</text:p>
          </table:table-cell>
        </table:table-row>
        <table:table-row table:style-name="ro1">
          <table:table-cell office:value-type="string" calcext:value-type="string">
            <text:p>https://pay.visa.ru/?utm_source=Yandex_cpm_55&amp;utm_medium=Banner&amp;utm_term=73451_Magnit_KV&amp;utm_campaign=EDS_Feb_Mar66</text:p>
          </table:table-cell>
        </table:table-row>
        <table:table-row table:style-name="ro1">
          <table:table-cell office:value-type="string" calcext:value-type="string">
            <text:p>https://anketa.alfabank.ru/land/land6/step1?platformId=Yandex_RTB_Banner_CPM_indoor_AlfaBank_KK_100days_August-September19_OMD_restorany_&amp;utm_source=Yandex_RTB&amp;utm_medium=Banner_CPM_indoor&amp;utm_campaign=AlfaBank_KK_100days_August-September19_OMD&amp;utm_term=&amp;utm_content=restora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7T15:23:05.294942537</meta:creation-date>
    <dc:date>2020-01-27T15:31:09.243873899</dc:date>
    <meta:editing-duration>PT8M6S</meta:editing-duration>
    <meta:editing-cycles>1</meta:editing-cycles>
    <meta:document-statistic meta:table-count="1" meta:cell-count="4" meta:object-count="0"/>
    <meta:generator>LibreOffice/6.3.4.2$Linux_X86_64 LibreOffice_project/30$Build-2</meta:generator>
  </office:meta>
</office:document-meta>
</file>